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ΙΩΑΝΟΥ Β</text:h>
      <text:p text:style-name="Standard"/>
      <text:h text:style-name="Heading_20_2" text:outline-level="2">1</text:h>
      <text:p text:style-name="Standard"/>
      <text:p text:style-name="Standard"><text:tab/><text:span text:style-name="T1">1</text:span> Ὁ πρεσβύτερος ἐκλεκτῇ κυρίᾳ καὶ τοῖς τέκνοις αὐτῆς, οὓς ἐγὼ ἀγαπῶ ἐν ἀληθείᾳ, καὶ οὐκ ἐγὼ μόνος ἀλλὰ καὶ πάντες οἱ ἐγνωκότες τὴν ἀλήθειαν, <text:span text:style-name="T1">2</text:span> διὰ τὴν ἀλήθειαν τὴν μένουσαν ἐν ἡμῖν, καὶ μεθ’ ἡμῶν ἔσται εἰς τὸν αἰῶνα. <text:span text:style-name="T1">3</text:span> ἔσται μεθ’ ἡμῶν χάρις ἔλεος εἰρήνη παρὰ Θεοῦ Πατρός, καὶ παρὰ Ἰησοῦ Χριστοῦ τοῦ Υἱοῦ τοῦ Πατρός, ἐν ἀληθείᾳ καὶ ἀγάπῃ.</text:p>
      <text:p text:style-name="Standard"><text:tab/><text:span text:style-name="T1">4</text:span> Ἐχάρην λίαν ὅτι εὕρηκα ἐκ τῶν τέκνων σου περιπατοῦντας ἐν ἀληθείᾳ, καθὼς ἐντολὴν ἐλάβομεν παρὰ τοῦ Πατρός. <text:span text:style-name="T1">5</text:span> καὶ νῦν ἐρωτῶ σε, κυρία, οὐχ ὡς ἐντολὴν γράφων σοι καινὴν, ἀλλὰ ἣν εἴχαμεν ἀπ’ ἀρχῆς, ἵνα ἀγαπῶμεν ἀλλήλους. <text:span text:style-name="T1">6</text:span> καὶ αὕτη ἐστὶν ἡ ἀγάπη, ἵνα περιπατῶμεν κατὰ τὰς ἐντολὰς αὐτοῦ· αὕτη ἡ ἐντολή ἐστιν, καθὼς ἠκούσατε ἀπ’ ἀρχῆς, ἵνα ἐν αὐτῇ περιπατῆτε. <text:span text:style-name="T1">7</text:span> ὅτι πολλοὶ πλάνοι ἐξῆλθον εἰς τὸν κόσμον, οἱ μὴ ὁμολογοῦντες Ἰησοῦν Χριστὸν ἐρχόμενον ἐν σαρκί· οὗτός ἐστιν ὁ πλάνος καὶ ὁ ἀντίχριστος. <text:span text:style-name="T1">8</text:span> βλέπετε ἑαυτούς, ἵνα μὴ ἀπολέσητε ἃ ἠργασάμεθα, ἀλλὰ μισθὸν πλήρη ἀπολάβητε. <text:span text:style-name="T1">9</text:span> πᾶς ὁ προάγων καὶ μὴ μένων ἐν τῇ διδαχῇ τοῦ Χριστοῦ Θεὸν οὐκ ἔχει· ὁ μένων ἐν τῇ διδαχῇ, οὗτος καὶ τὸν Πατέρα καὶ τὸν Υἱὸν ἔχει. <text:span text:style-name="T1">10</text:span> εἴ τις ἔρχεται πρὸς ὑμᾶς καὶ ταύτην τὴν διδαχὴν οὐ φέρει, μὴ λαμβάνετε αὐτὸν εἰς οἰκίαν, καὶ χαίρειν αὐτῷ μὴ λέγετε· <text:span text:style-name="T1">11</text:span> ὁ λέγων γὰρ αὐτῷ χαίρειν κοινωνεῖ τοῖς ἔργοις αὐτοῦ τοῖς πονηροῖς.</text:p>
      <text:p text:style-name="Standard"><text:tab/><text:span text:style-name="T1">12</text:span> Πολλὰ ἔχων ὑμῖν γράφειν οὐκ ἐβουλήθην διὰ χάρτου καὶ μέλανος, ἀλλὰ ἐλπίζω γενέσθαι πρὸς ὑμᾶς καὶ στόμα πρὸς στόμα λαλῆσαι, ἵνα ἡ χαρὰ ἡμῶν πεπληρωμένη ᾖ. <text:span text:style-name="T1">13</text:span> Ἀσπάζεταί σε τὰ τέκνα τῆς ἀδελφῆς σου τῆς ἐκλεκτῆ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5:06:10.14</meta:creation-date>
    <dc:date>2019-04-07T08:18:23.639000000</dc:date>
    <meta:editing-duration>PT24M4S</meta:editing-duration>
    <meta:editing-cycles>9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5" meta:word-count="261" meta:character-count="1454" meta:non-whitespace-character-count="1195"/>
  </office:meta>
</office:document-meta>
</file>